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start" style:justify-single-word="false"/>
    </style:style>
    <style:style style:name="P9" style:family="paragraph" style:parent-style-name="Signature">
      <style:paragraph-properties fo:text-align="center" style:justify-single-word="false"/>
    </style:style>
    <style:style style:name="P10" style:family="paragraph" style:parent-style-name="Signature">
      <style:paragraph-properties fo:text-align="start" style:justify-single-word="false"/>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tyle="italic" style:text-underline-style="none" style:font-style-asian="italic" style:font-style-complex="italic"/>
    </style:style>
    <style:style style:name="P16" style:family="paragraph" style:parent-style-name="Standard">
      <style:text-properties fo:font-weight="normal" style:font-weight-asian="normal" style:font-weight-complex="normal"/>
    </style:style>
    <style:style style:name="P17" style:family="paragraph" style:parent-style-name="Heading_20_1">
      <style:paragraph-properties fo:break-before="page"/>
    </style:style>
    <style:style style:name="P18" style:family="paragraph" style:parent-style-name="Subtitle" style:master-page-name="First_20_Page">
      <style:paragraph-properties style:page-number="auto"/>
    </style:style>
    <style:style style:name="P19" style:family="paragraph" style:parent-style-name="Table_20_Contents">
      <style:paragraph-properties fo:text-align="center" style:justify-single-word="false"/>
    </style:style>
    <style:style style:name="T1" style:family="text">
      <style:text-properties fo:font-style="italic" style:text-underline-style="none" style:font-style-asian="italic" style:font-style-complex="italic"/>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Author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he Software Development Life Cycle – Group Project</text:p>
      <text:p text:style-name="Title">Design specification</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1" office:value-type="string">
            <text:p text:style-name="Table_20_Contents">James Barnett, Nathan Hand</text:p>
          </table:table-cell>
        </table:table-row>
        <table:table-row>
          <table:table-cell table:style-name="Properties.A1" office:value-type="string">
            <text:p text:style-name="P5">Configuration Reference</text:p>
          </table:table-cell>
          <table:table-cell table:style-name="Properties.B1" office:value-type="string">
            <text:p text:style-name="Table_20_Contents">SE_07_DEL_03</text:p>
          </table:table-cell>
        </table:table-row>
        <table:table-row>
          <table:table-cell table:style-name="Properties.B1" office:value-type="string">
            <text:p text:style-name="P5">Last Updated</text:p>
          </table:table-cell>
          <table:table-cell table:style-name="Properties.B3" office:value-type="date" office:date-value="2012-12-06">
            <text:p text:style-name="Table_20_Contents">06/12/12</text:p>
          </table:table-cell>
        </table:table-row>
        <table:table-row>
          <table:table-cell table:style-name="Properties.B1" office:value-type="string">
            <text:p text:style-name="P5">Version Number</text:p>
          </table:table-cell>
          <table:table-cell table:style-name="Properties.B4" office:value-type="float" office:value="0.5">
            <text:p text:style-name="Table_20_Contents">0.5</text:p>
          </table:table-cell>
        </table:table-row>
        <table:table-row>
          <table:table-cell table:style-name="Properties.B1" office:value-type="string">
            <text:p text:style-name="P5">Document Status</text:p>
          </table:table-cell>
          <table:table-cell table:style-name="Properties.B1" office:value-type="string">
            <text:p text:style-name="Table_20_Contents">Early draft</text:p>
          </table:table-cell>
        </table:table-row>
      </table:table>
      <text:p text:style-name="P9"><draw:frame draw:style-name="fr1" draw:name="Frame1" text:anchor-type="paragraph" fo:min-width="8.5cm" style:rel-width="50%" draw:z-index="0"><draw:text-box fo:min-height="0.499cm"><text:p text:style-name="P10">Department of Computer Science</text:p><text:p text:style-name="P10">Aberystwyth University</text:p><text:p text:style-name="P10">Aberystwyth</text:p><text:p text:style-name="P10">Ceredigion</text:p><text:p text:style-name="P10">SY23 3DB</text:p><text:p text:style-name="P10"/><text:p text:style-name="P9">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Table of Contents</text:p>
          </text:index-title>
          <text:p text:style-name="P13"><text:a xlink:type="simple" xlink:href="#__RefHeading__262_1460911605" text:style-name="Index_20_Link" text:visited-style-name="Index_20_Link">1 INTRODUCTION<text:tab/>3</text:a></text:p>
          <text:p text:style-name="P12"><text:a xlink:type="simple" xlink:href="#__RefHeading__1413_1460911605" text:style-name="Index_20_Link" text:visited-style-name="Index_20_Link">1.1 Purpose of this document<text:tab/>3</text:a></text:p>
          <text:p text:style-name="P12"><text:a xlink:type="simple" xlink:href="#__RefHeading__1415_1460911605" text:style-name="Index_20_Link" text:visited-style-name="Index_20_Link">1.2 Scope<text:tab/>3</text:a></text:p>
          <text:p text:style-name="P12"><text:a xlink:type="simple" xlink:href="#__RefHeading__1417_1460911605" text:style-name="Index_20_Link" text:visited-style-name="Index_20_Link">1.3 Objectives<text:tab/>3</text:a></text:p>
          <text:p text:style-name="P13"><text:a xlink:type="simple" xlink:href="#__RefHeading__1419_1460911605" text:style-name="Index_20_Link" text:visited-style-name="Index_20_Link">2 DOCUMENT CONTENT<text:tab/>3</text:a></text:p>
          <text:p text:style-name="P13"><text:a xlink:type="simple" xlink:href="#__RefHeading__1633_1460911605" text:style-name="Index_20_Link" text:visited-style-name="Index_20_Link">3 REFERENCES<text:tab/>3</text:a></text:p>
          <text:p text:style-name="P13"><text:a xlink:type="simple" xlink:href="#__RefHeading__1423_1460911605" text:style-name="Index_20_Link" text:visited-style-name="Index_20_Link">4 DOCUMENT CHANGE HISTORY<text:tab/>3</text:a></text:p>
        </text:index-body>
      </text:table-of-content>
      <text:p text:style-name="P9"/>
      <text:h text:style-name="P17"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2" text:outline-level="2"><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2" text:outline-level="2"><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1" text:outline-level="1"><text:bookmark-start text:name="__RefHeading__1419_1460911605"/>DOCUMENT CONTENT<text:bookmark-end text:name="__RefHeading__1419_1460911605"/></text:h>
      <text:p text:style-name="Standard"/>
      <text:p text:style-name="P4">Decomposition Description</text:p>
      <text:p text:style-name="P4"/>
      <text:p text:style-name="P4">Monster Mash Application</text:p>
      <text:p text:style-name="P4"/>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p text:style-name="P4">Monster Mash Significant Classes</text:p>
      <text:p text:style-name="P4"/>
      <text:p text:style-name="P4">The API Class</text:p>
      <text:p text:style-name="P4"/>
      <text:p text:style-name="P3">The API class is going to be our “hub” for communication between the client to server and server-server interactions. This will include setting up our requests, offers etc. Everything that happens between 2 players will need to go through this class sending and receiving data with the use of JSON. </text:p>
      <text:p text:style-name="P4"/>
      <text:p text:style-name="P4">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4">The Monster Class</text:p>
      <text:p text:style-name="Standard"><text:soft-page-break/></text:p>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
      <text:p text:style-name="P4">The Request Abstract Class </text:p>
      <text:p text:style-name="P4"/>
      <text:p text:style-name="P3">The request Abstract class will be extended by FriendRequest and FightRequest the class will contain methods for Accepting and rejecting requests and then the extended classes will build upon those for specific functionality.</text:p>
      <text:p text:style-name="P4"/>
      <text:p text:style-name="P4">The Offer Abstract Class</text:p>
      <text:p text:style-name="P4"/>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4">Monster Mash Package Descriptions:</text:p>
      <text:p text:style-name="P4"/>
      <text:p text:style-name="P4">aber.dcs.cs211.group07.data</text:p>
      <text:p text:style-name="P4"/>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4"/>
      <text:p text:style-name="P4">aber.dcs.cs211.group07.data.offers</text:p>
      <text:p text:style-name="P4"/>
      <text:p text:style-name="P3">The Data.Offers package includes classes such as BreedOffer, TradeOffer &amp; the abstract class Offer.</text:p>
      <text:p text:style-name="P4"/>
      <text:p text:style-name="P3">This package will deal with the sending of offers and the various offers that we have available to us, this can be easily expanded from breed and trading offers.</text:p>
      <text:p text:style-name="P4"/>
      <text:p text:style-name="P4">aber.dcs.cs211.group07.data.requests</text:p>
      <text:p text:style-name="P4"/>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4"/>
      <text:p text:style-name="P4">aber.dcs.cs211.group07.db</text:p>
      <text:p text:style-name="P4"/>
      <text:p text:style-name="P3">The DB package includes classes such as DatabaseConnector, MonsterTableConnector, PlayerTableConnector.</text:p>
      <text:p text:style-name="P3"/>
      <text:p text:style-name="P3">This package deals with the database interaction for the application, we have to create players, <text:soft-page-break/>monsters and store their data in the database all database interaction will be handled within this package. </text:p>
      <text:p text:style-name="P4"/>
      <text:p text:style-name="P4">aber.dcs.cs211.group07.tests</text:p>
      <text:p text:style-name="P2"/>
      <text:p text:style-name="P1">The Tests package includes classes for testing out data such as DataTests.</text:p>
      <text:p text:style-name="P1"/>
      <text:p text:style-name="P1">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1"/>
      <text:p text:style-name="P2">Monster Mash Application Requirements Mapping</text:p>
      <text:p text:style-name="P2"/>
      <text:p text:style-name="P1">The following table indicates the requirements that we meet and which classes meet those requirements.</text:p>
      <text:p text:style-name="P1"/>
      <table:table table:name="Table12" table:style-name="Table12">
        <table:table-column table:style-name="Table12.A"/>
        <table:table-column table:style-name="Table12.B"/>
        <table:table-row>
          <table:table-cell table:style-name="Table12.A1" office:value-type="string">
            <text:p text:style-name="P5">Requirement</text:p>
          </table:table-cell>
          <table:table-cell table:style-name="Table12.B1" office:value-type="string">
            <text:p text:style-name="P5">Class providing requirement</text:p>
          </table:table-cell>
        </table:table-row>
        <table:table-row>
          <table:table-cell table:style-name="Table12.A2" office:value-type="string">
            <text:p text:style-name="Table_20_Contents">FR1</text:p>
          </table:table-cell>
          <table:table-cell table:style-name="Table12.B2" office:value-type="string">
            <text:p text:style-name="Table_20_Contents">APIClass, DatabaseConnectorClass</text:p>
          </table:table-cell>
        </table:table-row>
        <table:table-row>
          <table:table-cell table:style-name="Table12.A2" office:value-type="string">
            <text:p text:style-name="Table_20_Contents">FR2</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3</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4</text:p>
          </table:table-cell>
          <table:table-cell table:style-name="Table12.B2" office:value-type="string">
            <text:p text:style-name="Table_20_Contents">PlayerClass, MonsterClass</text:p>
          </table:table-cell>
        </table:table-row>
        <table:table-row>
          <table:table-cell table:style-name="Table12.A2" office:value-type="string">
            <text:p text:style-name="Table_20_Contents">FR5</text:p>
          </table:table-cell>
          <table:table-cell table:style-name="Table12.B2" office:value-type="string">
            <text:p text:style-name="Table_20_Contents">APIClass, PlayerRefferenceClass, MonsterRefferenceClass, BreedOfferClass, FightRequestClass, FriendRequestClass.</text:p>
          </table:table-cell>
        </table:table-row>
        <table:table-row>
          <table:table-cell table:style-name="Table12.A2" office:value-type="string">
            <text:p text:style-name="Table_20_Contents">FR6</text:p>
          </table:table-cell>
          <table:table-cell table:style-name="Table12.B2" office:value-type="string">
            <text:p text:style-name="Table_20_Contents">APIClass, DatabaseConnectorClass, PlayerClass</text:p>
          </table:table-cell>
        </table:table-row>
        <table:table-row>
          <table:table-cell table:style-name="Table12.A2" office:value-type="string">
            <text:p text:style-name="Table_20_Contents">FR7</text:p>
          </table:table-cell>
          <table:table-cell table:style-name="Table12.B2" office:value-type="string">
            <text:p text:style-name="Table_20_Contents">PlayerClass, DatabaseConnectorClass, APIClass</text:p>
          </table:table-cell>
        </table:table-row>
        <table:table-row>
          <table:table-cell table:style-name="Table12.A2" office:value-type="string">
            <text:p text:style-name="Table_20_Contents">FR8</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9</text:p>
          </table:table-cell>
          <table:table-cell table:style-name="Table12.B2" office:value-type="string">
            <text:p text:style-name="Table_20_Contents">RequestInterface, FriendRequestClass</text:p>
          </table:table-cell>
        </table:table-row>
        <table:table-row>
          <table:table-cell table:style-name="Table12.A2" office:value-type="string">
            <text:p text:style-name="Table_20_Contents">FR10</text:p>
          </table:table-cell>
          <table:table-cell table:style-name="Table12.B2" office:value-type="string">
            <text:p text:style-name="Table_20_Contents">RequestInterface, FightRequestClass</text:p>
          </table:table-cell>
        </table:table-row>
        <table:table-row>
          <table:table-cell table:style-name="Table12.A2" office:value-type="string">
            <text:p text:style-name="Table_20_Contents">FR11</text:p>
          </table:table-cell>
          <table:table-cell table:style-name="Table12.B2" office:value-type="string">
            <text:p text:style-name="Table_20_Contents">DatabaseConnectorClass, PlayerClass, APIClass</text:p>
          </table:table-cell>
        </table:table-row>
      </table:table>
      <text:p text:style-name="P1"/>
      <text:p text:style-name="P4">Dependency Description</text:p>
      <text:p text:style-name="P4"/>
      <text:p text:style-name="P4">To be done by Dan S</text:p>
      <text:p text:style-name="P4"/>
      <text:p text:style-name="P4">Interface Description</text:p>
      <text:p text:style-name="P4"/>
      <text:p text:style-name="P4">The Player Class, Public, no extensions.</text:p>
      <text:p text:style-name="Standard"/>
      <text:p text:style-name="Standard">This class contains numerous variables as well as many methods and contains all the important data in regards to the players of the application.</text:p>
      <text:p text:style-name="Standard"/>
      <text:p text:style-name="P15">Variables</text:p>
      <text:p text:style-name="Standard"/>
      <table:table table:name="Table1" table:style-name="Table1">
        <table:table-column table:style-name="Table1.A"/>
        <table:table-column table:style-name="Table1.B"/>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ext:soft-page-break/>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15">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4">The Monster Class, Public, No extensions.</text:p>
      <text:p text:style-name="Standard"/>
      <text:p text:style-name="Standard">This class contains numerous variables as well as many methods and contains all the important data in regards to the monsters of the application.</text:p>
      <text:p text:style-name="Standard"/>
      <text:p text:style-name="P15">Variables</text:p>
      <text:p text:style-name="Standard"/>
      <table:table table:name="Table3" table:style-name="Table3">
        <table:table-column table:style-name="Table3.A"/>
        <table:table-column table:style-name="Table3.B"/>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monster to be set. The owner will be of type 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ext:soft-page-break/>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double = 0.0</text:p>
            <text:p text:style-name="Table_20_Contents"><text:s/>AGE_RATE: Time</text:p>
          </table:table-cell>
          <table:table-cell table:style-name="Table3.B2" office:value-type="string">
            <text:p text:style-name="Table_20_Contents">Health lost occurs from fighting as our monster can loose some or all of his health in a fight.</text:p>
          </table:table-cell>
        </table:table-row>
      </table:table>
      <text:p text:style-name="Standard"/>
      <text:p text:style-name="P15">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double</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double</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double</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double</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4">The Offer Class, Public, Abstract.</text:p>
      <text:p text:style-name="Standard"/>
      <text:p text:style-name="Standard">This class contains numerous variables as well as many methods and contains all the important data in regards to the offers in the application.</text:p>
      <text:p text:style-name="Standard"/>
      <text:p text:style-name="P15">Variables</text:p>
      <text:p text:style-name="Standard"/>
      <table:table table:name="Table5" table:style-name="Table5">
        <table:table-column table:style-name="Table5.A"/>
        <table:table-column table:style-name="Table5.B"/>
        <table:table-row>
          <table:table-cell table:style-name="Table5.A1" office:value-type="string">
            <text:p text:style-name="Table_20_Contents">+ player: PlayerReference</text:p>
          </table:table-cell>
          <table:table-cell table:style-name="Table5.B1" office:value-type="string">
            <text:p text:style-name="Table_20_Contents">This variable is the reference back to our player, so that when we send an offer to our friends we can use this reference to interact with the correct player's stuff.</text:p>
          </table:table-cell>
        </table:table-row>
        <table:table-row>
          <table:table-cell table:style-name="Table5.A2" office:value-type="string">
            <text:p text:style-name="Table_20_Contents">+ monster: MonsterReference</text:p>
          </table:table-cell>
          <table:table-cell table:style-name="Table5.B2" office:value-type="string">
            <text:p text:style-name="Table_20_Contents">This variable is the reference back to our monster, so that when we send an offer to our friends we can use this reference to interact with the correct monster from our player.</text:p>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15">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application.</text:p>
          </table:table-cell>
        </table:table-row>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text:soft-page-break/>offer from another player in the application.</text:p>
          </table:table-cell>
        </table:table-row>
      </table:table>
      <text:p text:style-name="Standard"/>
      <text:p text:style-name="Standard"/>
      <text:p text:style-name="P4">The PlayerReference Class, Public, implements reference.</text:p>
      <text:p text:style-name="Standard"/>
      <text:p text:style-name="Standard">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player as we need to know which player we're dealing with in interactions.</text:p>
      <text:p text:style-name="Standard"/>
      <text:p text:style-name="P15">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Player</text:p>
          </table:table-cell>
          <table:table-cell table:style-name="Table7.B1" office:value-type="string">
            <text:p text:style-name="Table_20_Contents">This method will allow a player to be gotten from elsewhere in the application by the server.</text:p>
            <text:p text:style-name="Table_20_Contents">(i.e. this class is called in both the Offer and Request classes numerous times.</text:p>
          </table:table-cell>
        </table:table-row>
      </table:table>
      <text:p text:style-name="Standard"/>
      <text:p text:style-name="P4">The MonsterReference Class, Public, Implements reference.</text:p>
      <text:p text:style-name="P4"/>
      <text:p text:style-name="P3">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monster as we need to know which monster we're dealing with in interactions between players and monsters such as fighting.</text:p>
      <text:p text:style-name="Standard"/>
      <text:p text:style-name="P15">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Monster</text:p>
          </table:table-cell>
          <table:table-cell table:style-name="Table8.B1" office:value-type="string">
            <text:p text:style-name="Table_20_Contents">This method will allow a monster to be gotten from elsewhere in the application by the server.</text:p>
            <text:p text:style-name="Table_20_Contents">(i.e. this class is called in both the Offer and Request classes.</text:p>
          </table:table-cell>
        </table:table-row>
      </table:table>
      <text:p text:style-name="Standard"/>
      <text:p text:style-name="P4">The 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15">Variables</text:p>
      <text:p text:style-name="Standard"/>
      <table:table table:name="Table9" table:style-name="Table9">
        <table:table-column table:style-name="Table9.A"/>
        <table:table-column table:style-name="Table9.B"/>
        <table:table-row>
          <table:table-cell table:style-name="Table9.A1" office:value-type="string">
            <text:p text:style-name="Table_20_Contents">+ fromPlayer: PlayerReference</text:p>
          </table:table-cell>
          <table:table-cell table:style-name="Table9.B1" office:value-type="string">
            <text:p text:style-name="Table_20_Contents">This variable holds the information of the “fromPlayer” which will hold the reference for which the request came from.</text:p>
          </table:table-cell>
        </table:table-row>
        <table:table-row>
          <table:table-cell table:style-name="Table9.A2" office:value-type="string">
            <text:p text:style-name="Table_20_Contents">+ toPlayer: PlayerReference</text:p>
          </table:table-cell>
          <table:table-cell table:style-name="Table9.B2" office:value-type="string">
            <text:p text:style-name="Table_20_Contents">This variable holds the information of the “toPlayer” which is the player receiving the request from the “fromPlayer”.</text:p>
          </table:table-cell>
        </table:table-row>
      </table:table>
      <text:p text:style-name="Standard"><text:soft-page-break/></text:p>
      <text:p text:style-name="P15">Methods</text:p>
      <text:p text:style-name="Standard"/>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P4"/>
      <text:p text:style-name="P4">The Breed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Breeding offer, all breed offers are made to all friends in the friends list and contain the Player and the Monster being offered for breeding.</text:p>
      <text:p text:style-name="Standard"><text:span text:style-name="T1"/></text:p>
      <text:p text:style-name="P15">Methods</text:p>
      <text:p text:style-name="Standard"/>
      <table:table table:name="Table13" table:style-name="Table13">
        <table:table-column table:style-name="Table13.A"/>
        <table:table-column table:style-name="Table13.B"/>
        <table:table-row>
          <table:table-cell table:style-name="Table13.A1" office:value-type="string">
            <text:p text:style-name="Table_20_Contents">+ accept(p:Player, m:Monster, c:Cost)</text:p>
          </table:table-cell>
          <table:table-cell table:style-name="Table13.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4"/>
      <text:p text:style-name="P4"/>
      <text:p text:style-name="P4">The Trade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Trade offer, all trade offers are made to all friends in the friends list and contain the Player and the Monster being offered for trade with the monster being essentially sold for money. </text:p>
      <text:p text:style-name="Standard"><text:span text:style-name="T1"/></text:p>
      <text:p text:style-name="P15">Methods</text:p>
      <text:p text:style-name="Standard"/>
      <table:table table:name="Table11" table:style-name="Table11">
        <table:table-column table:style-name="Table11.A"/>
        <table:table-column table:style-name="Table11.B"/>
        <table:table-row>
          <table:table-cell table:style-name="Table11.A1" office:value-type="string">
            <text:p text:style-name="Table_20_Contents">+ accept(p:Player, m:Monster, c:Cost)</text:p>
          </table:table-cell>
          <table:table-cell table:style-name="Table11.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4"/>
      <text:p text:style-name="P4"/>
      <text:p text:style-name="P4">The FightRequest Class, Public, Extends Request.</text:p>
      <text:p text:style-name="P4"/>
      <text:p text:style-name="P3">This class extends Request because a fight is a type of request between two players that must be accepted the same as a friend request.</text:p>
      <text:p text:style-name="Standard"/>
      <text:p text:style-name="Standard">This class contains numerous variables as well as many methods and contains all the important data in regards to the FightRequests that can be made in the application.</text:p>
      <text:p text:style-name="Standard"/>
      <text:p text:style-name="P15"><text:soft-page-break/>Variables</text:p>
      <text:p text:style-name="Standard"/>
      <table:table table:name="Table14" table:style-name="Table14">
        <table:table-column table:style-name="Table14.A"/>
        <table:table-column table:style-name="Table14.B"/>
        <table:table-row>
          <table:table-cell table:style-name="Table14.A1" office:value-type="string">
            <text:p text:style-name="Table_20_Contents">+ fromPlayer: PlayerReference</text:p>
          </table:table-cell>
          <table:table-cell table:style-name="Table14.B1" office:value-type="string">
            <text:p text:style-name="Table_20_Contents">This variable holds the information of the “fromPlayer” which will hold the reference for which the request came from.</text:p>
          </table:table-cell>
        </table:table-row>
        <table:table-row>
          <table:table-cell table:style-name="Table14.A2" office:value-type="string">
            <text:p text:style-name="Table_20_Contents">+ toPlayer: PlayerReference</text:p>
          </table:table-cell>
          <table:table-cell table:style-name="Table14.B2" office:value-type="string">
            <text:p text:style-name="Table_20_Contents">This variable holds the information of the “toPlayer” which is the player receiving the request from the “fromPlayer”.</text:p>
          </table:table-cell>
        </table:table-row>
      </table:table>
      <text:p text:style-name="Standard"/>
      <text:p text:style-name="P15">Methods</text:p>
      <text:p text:style-name="Standard"/>
      <table:table table:name="Table15" table:style-name="Table15">
        <table:table-column table:style-name="Table15.A"/>
        <table:table-column table:style-name="Table15.B"/>
        <table:table-row>
          <table:table-cell table:style-name="Table15.A1" office:value-type="string">
            <text:p text:style-name="Table_20_Contents">+ accept()</text:p>
          </table:table-cell>
          <table:table-cell table:style-name="Table15.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15.A2" office:value-type="string">
            <text:p text:style-name="Table_20_Contents">+ reject()</text:p>
          </table:table-cell>
          <table:table-cell table:style-name="Table15.B2" office:value-type="string">
            <text:p text:style-name="Table_20_Contents">This method will allow a player to reject a request.</text:p>
          </table:table-cell>
        </table:table-row>
      </table:table>
      <text:p text:style-name="P4"/>
      <text:p text:style-name="P4">The FriendRequest Class, Public, Extends Request.</text:p>
      <text:p text:style-name="P4"/>
      <text:p text:style-name="P3">This class extends Request because a fight is a type of request between two players that must be accepted the same as a fight request.</text:p>
      <text:p text:style-name="Standard"/>
      <text:p text:style-name="Standard">This class contains numerous variables as well as many methods and contains all the important data in regards to the FriendRequests that can be made in the application.</text:p>
      <text:p text:style-name="Standard"/>
      <text:p text:style-name="P15">Variables</text:p>
      <text:p text:style-name="Standard"/>
      <table:table table:name="Table16" table:style-name="Table16">
        <table:table-column table:style-name="Table16.A"/>
        <table:table-column table:style-name="Table16.B"/>
        <table:table-row>
          <table:table-cell table:style-name="Table16.A1" office:value-type="string">
            <text:p text:style-name="Table_20_Contents">+ fromPlayer: PlayerReference</text:p>
          </table:table-cell>
          <table:table-cell table:style-name="Table16.B1" office:value-type="string">
            <text:p text:style-name="Table_20_Contents">This variable holds the information of the “fromPlayer” which will hold the reference for which the request came from.</text:p>
          </table:table-cell>
        </table:table-row>
        <table:table-row>
          <table:table-cell table:style-name="Table16.A2" office:value-type="string">
            <text:p text:style-name="Table_20_Contents">+ toPlayer: PlayerReference</text:p>
          </table:table-cell>
          <table:table-cell table:style-name="Table16.B2" office:value-type="string">
            <text:p text:style-name="Table_20_Contents">This variable holds the information of the “toPlayer” which is the player receiving the request from the “fromPlayer”.</text:p>
          </table:table-cell>
        </table:table-row>
      </table:table>
      <text:p text:style-name="Standard"/>
      <text:p text:style-name="P15">Methods</text:p>
      <text:p text:style-name="Standard"/>
      <table:table table:name="Table17" table:style-name="Table17">
        <table:table-column table:style-name="Table17.A"/>
        <table:table-column table:style-name="Table17.B"/>
        <table:table-row>
          <table:table-cell table:style-name="Table17.A1" office:value-type="string">
            <text:p text:style-name="Table_20_Contents">+ accept()</text:p>
          </table:table-cell>
          <table:table-cell table:style-name="Table17.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17.A2" office:value-type="string">
            <text:p text:style-name="Table_20_Contents">+ reject()</text:p>
          </table:table-cell>
          <table:table-cell table:style-name="Table17.B2" office:value-type="string">
            <text:p text:style-name="Table_20_Contents">This method will allow a player to reject a request.</text:p>
          </table:table-cell>
        </table:table-row>
      </table:table>
      <text:p text:style-name="P4"/>
      <text:p text:style-name="P4"/>
      <text:p text:style-name="P4">Detailed Design</text:p>
      <text:p text:style-name="Standard"/>
      <text:p text:style-name="Standard"><text:s/>Sequence diagrams to be done by Dan S</text:p>
      <text:p text:style-name="P4"/>
      <text:p text:style-name="Standard"/>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text:soft-page-break/>REFERENCES</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7">Version</text:p>
            </table:table-cell>
            <table:table-cell table:style-name="Changes.A1" office:value-type="string">
              <text:p text:style-name="P7">CCF No.</text:p>
            </table:table-cell>
            <table:table-cell table:style-name="Changes.A1" office:value-type="string">
              <text:p text:style-name="P7">Date</text:p>
            </table:table-cell>
            <table:table-cell table:style-name="Changes.A1" office:value-type="string">
              <text:p text:style-name="P8">Sections changed</text:p>
            </table:table-cell>
            <table:table-cell table:style-name="Changes.E1" office:value-type="string">
              <text:p text:style-name="P8">Changed by</text:p>
            </table:table-cell>
          </table:table-row>
        </table:table-header-rows>
        <table:table-row table:style-name="Changes.1">
          <table:table-cell table:style-name="Changes.A2" office:value-type="float" office:value="0.1">
            <text:p text:style-name="P6">0.1</text:p>
          </table:table-cell>
          <table:table-cell table:style-name="Changes.B2" office:value-type="string">
            <text:p text:style-name="P6">N/A</text:p>
          </table:table-cell>
          <table:table-cell table:style-name="Changes.C2" office:value-type="date" office:date-value="2012-11-19">
            <text:p text:style-name="P6">19/11/12</text:p>
          </table:table-cell>
          <table:table-cell table:style-name="Changes.B2" office:value-type="string">
            <text:p text:style-name="Table_20_Contents">Initial file creation and introduction</text:p>
          </table:table-cell>
          <table:table-cell table:style-name="Changes.E2" office:value-type="string">
            <text:p text:style-name="Table_20_Contents">James Barnett</text:p>
          </table:table-cell>
        </table:table-row>
        <table:table-row table:style-name="Changes.1">
          <table:table-cell table:style-name="Changes.A2" office:value-type="float" office:value="0.2">
            <text:p text:style-name="P6">0.2</text:p>
          </table:table-cell>
          <table:table-cell table:style-name="Changes.B2" office:value-type="string">
            <text:p text:style-name="P6">N/A</text:p>
          </table:table-cell>
          <table:table-cell table:style-name="Changes.C2" office:value-type="date" office:date-value="2012-12-04">
            <text:p text:style-name="P6">04/12/12</text:p>
          </table:table-cell>
          <table:table-cell table:style-name="Changes.B2" office:value-type="string">
            <text:p text:style-name="Table_20_Contents">Class descriptions</text:p>
          </table:table-cell>
          <table:table-cell table:style-name="Changes.E2" office:value-type="string">
            <text:p text:style-name="Table_20_Contents">James Barnett</text:p>
          </table:table-cell>
        </table:table-row>
        <table:table-row table:style-name="Changes.1">
          <table:table-cell table:style-name="Changes.A2" office:value-type="float" office:value="0.3">
            <text:p text:style-name="P6">0.3</text:p>
          </table:table-cell>
          <table:table-cell table:style-name="Changes.B2" office:value-type="string">
            <text:p text:style-name="P6">N/A</text:p>
          </table:table-cell>
          <table:table-cell table:style-name="Changes.C2" office:value-type="date" office:date-value="2012-12-04">
            <text:p text:style-name="P6">04/12/12</text:p>
          </table:table-cell>
          <table:table-cell table:style-name="Changes.B2" office:value-type="string">
            <text:p text:style-name="Table_20_Contents">Updated class descriptions and added package descriptions.</text:p>
          </table:table-cell>
          <table:table-cell table:style-name="Changes.E2" office:value-type="string">
            <text:p text:style-name="Table_20_Contents">Nathan Hand</text:p>
          </table:table-cell>
        </table:table-row>
        <table:table-row table:style-name="Changes.1">
          <table:table-cell table:style-name="Changes.A2" office:value-type="float" office:value="0.4">
            <text:p text:style-name="P6">0.4</text:p>
          </table:table-cell>
          <table:table-cell table:style-name="Changes.B2" office:value-type="string">
            <text:p text:style-name="P6">N/A</text:p>
          </table:table-cell>
          <table:table-cell table:style-name="Changes.C2" office:value-type="date" office:date-value="2012-12-05">
            <text:p text:style-name="P6">05/12/12</text:p>
          </table:table-cell>
          <table:table-cell table:style-name="Changes.B2" office:value-type="string">
            <text:p text:style-name="Table_20_Contents">Update class and package descriptions, added requirements table.</text:p>
          </table:table-cell>
          <table:table-cell table:style-name="Changes.E2" office:value-type="string">
            <text:p text:style-name="Table_20_Contents">Nathan Hand</text:p>
          </table:table-cell>
        </table:table-row>
        <table:table-row table:style-name="Changes.1">
          <table:table-cell table:style-name="Changes.A2" office:value-type="float" office:value="0.5">
            <text:p text:style-name="P6">0.5</text:p>
          </table:table-cell>
          <table:table-cell table:style-name="Changes.B2" office:value-type="string">
            <text:p text:style-name="P6">N/A</text:p>
          </table:table-cell>
          <table:table-cell table:style-name="Changes.C2" office:value-type="date" office:date-value="2012-12-06">
            <text:p text:style-name="P6">06/12/12</text:p>
          </table:table-cell>
          <table:table-cell table:style-name="Changes.B2" office:value-type="string">
            <text:p text:style-name="Table_20_Contents">Updated all the content and Merged content with template document.</text:p>
          </table:table-cell>
          <table:table-cell table:style-name="Changes.E2" office:value-type="string">
            <text:p text:style-name="Table_20_Contents">Nathan Hand</text:p>
          </table:table-cell>
        </table:table-row>
        <table:table-row table:style-name="Changes.1">
          <table:table-cell table:style-name="Changes.A2" office:value-type="float" office:value="0.6">
            <text:p text:style-name="P6">0.6</text:p>
          </table:table-cell>
          <table:table-cell table:style-name="Changes.B2" office:value-type="string">
            <text:p text:style-name="P6">N/A</text:p>
          </table:table-cell>
          <table:table-cell table:style-name="Changes.C2" office:value-type="date" office:date-value="2012-12-07">
            <text:p text:style-name="P6">07/12/12</text:p>
          </table:table-cell>
          <table:table-cell table:style-name="Changes.B2" office:value-type="string">
            <text:p text:style-name="Table_20_Contents">Doing final checks/ re-arranging of content before upload. </text:p>
          </table:table-cell>
          <table:table-cell table:style-name="Changes.E2" office:value-type="string">
            <text:p text:style-name="Table_20_Contents">Nathan Hand</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7T15:40:54.10</dc:date>
    <meta:editing-duration>PT9H22M4S</meta:editing-duration>
    <meta:editing-cycles>223</meta:editing-cycles>
    <meta:generator>OpenOffice.org/3.4.1$Win32 OpenOffice.org_project/341m1$Build-9593</meta:generator>
    <meta:document-statistic meta:table-count="19" meta:image-count="0" meta:object-count="0" meta:page-count="11" meta:paragraph-count="263" meta:word-count="2569" meta:character-count="15898"/>
  </office:meta>
</office:document-meta>
</file>